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QUISPE ROQUE GAB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1846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77734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QUISPE ROQUE GAB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1846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77734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25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85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5325928</text:p>
          </table:table-cell>
          <table:table-cell table:style-name="Tabla2.D3" office:value-type="string">
            <text:p text:style-name="P23">3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23:17:2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